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9edd" officeooo:paragraph-rsid="000b9edd"/>
    </style:style>
    <style:style style:name="P2" style:family="paragraph" style:parent-style-name="Standard" style:list-style-name="L1">
      <style:text-properties officeooo:rsid="000c7cd7" officeooo:paragraph-rsid="000c7cd7"/>
    </style:style>
    <style:style style:name="P3" style:family="paragraph" style:parent-style-name="Standard" style:list-style-name="L1">
      <style:text-properties officeooo:rsid="000cb6bb" officeooo:paragraph-rsid="000cb6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69737475509180128" text:style-name="L1">
        <text:list-item>
          <text:p text:style-name="P1">B</text:p>
        </text:list-item>
        <text:list-item>
          <text:p text:style-name="P2">B</text:p>
        </text:list-item>
        <text:list-item>
          <text:p text:style-name="P2">B, although if the tree is unbalanced it can be up to O(n).</text:p>
        </text:list-item>
        <text:list-item>
          <text:p text:style-name="P2">C</text:p>
        </text:list-item>
        <text:list-item>
          <text:p text:style-name="P3">C</text:p>
        </text:list-item>
        <text:list-item>
          <text:p text:style-name="P3">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44:36.832530021</meta:creation-date>
    <meta:generator>LibreOffice/5.1.6.2$Linux_X86_64 LibreOffice_project/10m0$Build-2</meta:generator>
    <dc:date>2017-05-11T11:38:53.870797069</dc:date>
    <meta:editing-duration>PT1M24S</meta:editing-duration>
    <meta:editing-cycles>2</meta:editing-cycles>
    <meta:document-statistic meta:table-count="0" meta:image-count="0" meta:object-count="0" meta:page-count="1" meta:paragraph-count="6" meta:word-count="24" meta:character-count="76" meta:non-whitespace-character-count="64"/>
  </office:meta>
</office:document-meta>
</file>